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2.8953in"/>
    </style:style>
    <style:style style:name="co3" style:family="table-column">
      <style:table-column-properties fo:break-before="auto" style:column-width="3.6244in"/>
    </style:style>
    <style:style style:name="co4" style:family="table-column">
      <style:table-column-properties fo:break-before="auto" style:column-width="3.2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5598in" fo:break-before="auto" style:use-optimal-row-height="true"/>
    </style:style>
    <style:style style:name="ro4" style:family="table-row">
      <style:table-row-properties style:row-height="1.4717in" fo:break-before="auto" style:use-optimal-row-height="false"/>
    </style:style>
    <style:style style:name="ro5" style:family="table-row">
      <style:table-row-properties style:row-height="0.6465in" fo:break-before="auto" style:use-optimal-row-height="true"/>
    </style:style>
    <style:style style:name="ro6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SP-01-EN-Defense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</text:p>
          </table:table-cell>
          <table:table-cell office:value-type="string">
            <text:p>lacking</text:p>
          </table:table-cell>
          <table:table-cell office:value-type="string">
            <text:p>Very artificial problem, rather difficult to understand (knowing chess helps a lot). Also, there many many different possible placements of the rooks leading to the solution. </text:p>
            <text:p>It's informatics: This problem has nothing to do with divide and conquer. The solution is simply ceil(x/(n+1))*ceil(y/(n+1)) where x,y is the dimension of the board and n is the number of rooks, by simple application of the pigeon hole principle.</text:p>
          </table:table-cell>
          <table:table-cell office:value-type="string">
            <text:p>Ivo Blöchliger, Switzerland, <text:a xlink:href="mailto:ivo.bloechliger@gmail.com">ivo.bloechliger@gmail.com</text:a></text:p>
          </table:table-cell>
        </table:table-row>
        <table:table-row table:style-name="ro5">
          <table:table-cell office:value-type="string">
            <text:p>ok</text:p>
          </table:table-cell>
          <table:table-cell office:value-type="string">
            <text:p>lacking</text:p>
          </table:table-cell>
          <table:table-cell office:value-type="string">
            <text:p>Agree with what Ivo wrote. Further, the sentence of sharing the lines/columns is not necessary? Doesn't it come from the optimization fact? Moreover, I see a problem to make it a multiple-choice task.</text:p>
          </table:table-cell>
          <table:table-cell office:value-type="string">
            <text:p>Andy, <text:a xlink:href="mailto:andrej.brodnik@fri.uni-lj.si">andrej.brodnik@fri.uni-lj.si</text:a></text:p>
          </table:table-cell>
        </table:table-row>
        <table:table-row table:style-name="ro6" table:number-rows-repeated="33">
          <table:table-cell table:number-columns-repeated="4"/>
        </table:table-row>
        <table:table-row table:style-name="ro6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6/01/2014</text:date>, <text:time>08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6-01T08:00:08</dc:date>
    <meta:editing-duration>PT7M30S</meta:editing-duration>
    <meta:editing-cycles>6</meta:editing-cycles>
    <meta:generator>OpenOffice/4.1.0$Unix OpenOffice.org_project/410m18$Build-9764</meta:generator>
    <dc:creator>Andrej (Andy) Brodnik</dc:creator>
    <meta:document-statistic meta:table-count="1" meta:cell-count="13" meta:object-count="0"/>
  </office:meta>
</office:document-meta>
</file>